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2.18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13.895cm"/>
      <style:paragraph-properties style:writing-mode="lr-tb"/>
    </style:style>
    <style:style style:name="pr7" style:family="presentation" style:parent-style-name="Default-outline1">
      <style:graphic-properties fo:min-height="13.885cm"/>
      <style:paragraph-properties style:writing-mode="lr-tb"/>
    </style:style>
    <style:style style:name="P1" style:family="paragraph">
      <loext:graphic-properties draw:fill-color="#ffffff"/>
      <style:text-properties fo:color="#008000" loext:opacity="100%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0080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4cm" svg:y="0.837cm" presentation:class="subtitle">
          <draw:text-box>
            <text:p><text:span text:style-name="T1">Practical Features of Djan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affoldi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d to more quickly create MVC skeleton files</text:p>
              </text:list-item>
              <text:list-item>
                <text:p>Files for a scaffold are created through the command "python manage.py startapp $1" where $1 is the name of the scaffold being created</text:p>
              </text:list-item>
              <text:list-item>
                <text:p>Unlike other frameworks, only the files themselves and the import statements are made in this w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ting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et in settings.py</text:p>
              </text:list-item>
              <text:list-item>
                <text:p>Database system, database name, account, password, ip address, and port </text:p>
              </text:list-item>
              <text:list-item>
                <text:p>Extentions and formatting options listed there too</text:p>
              </text:list-item>
              <text:list-item>
                <text:p>Administration options such as logging, debugger options, and administration keys specified there to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base Connection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onfiguration goes in settings.py</text:p>
              </text:list-item>
              <text:list-item>
                <text:p>Synchronize application tables with the database done by running the command "python settings.py sync"</text:p>
              </text:list-item>
              <text:list-item>
                <text:p>Works with many different engines, including postgresql, mysql, and oracle</text:p>
              </text:list-item>
              <text:list-item>
                <text:p>If unspecified, sqlite3 is used by defaul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tains classes that represent database tables</text:p>
              </text:list-item>
              <text:list-item>
                <text:p>May contain methods to perform specialized types of actions on the data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ew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Explicitly routed through regex arguments inside the urls.py</text:p>
              </text:list-item>
              <text:list-item>
                <text:p>Assigned the responsibility of returning HTML strings for templates to inclu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lat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present web pages</text:p>
              </text:list-item>
              <text:list-item>
                <text:p>Use <text:s/>{{ variable }} syntax to include string representations of variables from views inside <text:s/>HTML code</text:p>
              </text:list-item>
              <text:list-item>
                <text:p>Uses tag syntax, such as {% for ... in ... %} and {% if ... %}, to programatically control which text is presented and what is repea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affolding</text:p>
          </draw:text-box>
        </draw:frame>
        <draw:frame presentation:style-name="pr4" draw:layer="layout" svg:width="25.199cm" svg:height="12.18cm" svg:x="1.301cm" svg:y="5cm" presentation:class="outline" presentation:user-transformed="true">
          <draw:text-box>
            <text:list text:style-name="L2">
              <text:list-item>
                <text:p>Very useful time-saving tool heavily used in more popular web frameworks</text:p>
              </text:list-item>
              <text:list-item>
                <text:p>Requires use of external libraries</text:p>
                <text:list>
                  <text:list-item>
                    <text:p>Many are outdates and require template syntax changes and packages</text:p>
                  </text:list-item>
                  <text:list-item>
                    <text:p>Tables and base view must be made separately</text:p>
                  </text:list-item>
                  <text:list-item>
                    <text:p>Need to add jquery to project (my contribution to the scaffolding github repositor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6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Create testing classes, one for each view</text:p>
              </text:list-item>
              <text:list-item>
                <text:p>setUp and TearDown methods for managing tests</text:p>
              </text:list-item>
              <text:list-item>
                <text:p>Test method including assertions</text:p>
              </text:list-item>
              <text:list-item>
                <text:p>Called by running the command inside the shell: </text:p>
              </text:list-item>
              <text:list-item>
                <text:p>&gt;&gt;&gt; from django.test.utils import setup_test_environment</text:p>
              </text:list-item>
              <text:list-item>
                <text:p>&gt;&gt;&gt; setup_test_environment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nt Feedback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diting and saving a file will cause the currently running server to reload it automatically</text:p>
              </text:list-item>
              <text:list-item>
                <text:p>IDEs that combine a shell can also allow users to restart the server without leaving the edi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sti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pository hosted on GitHub: <text:a xlink:href="https://github.com/sbluen/djangotest" xlink:type="simple">https://github.com/sbluen/djangotest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cm" svg:y="0.5cm" presentation:class="title" presentation:user-transformed="true">
          <draw:text-box>
            <text:p>Tools used</text:p>
          </draw:text-box>
        </draw:frame>
        <draw:frame presentation:style-name="pr7" draw:layer="layout" svg:width="25.199cm" svg:height="13.901cm" svg:x="1.301cm" svg:y="3.5cm" presentation:class="outline" presentation:user-transformed="true">
          <draw:text-box>
            <text:list text:style-name="L2">
              <text:list-item>
                <text:p>Eclipse with Aptana extension</text:p>
                <text:list>
                  <text:list-item>
                    <text:p>Git, PyDev, and Rails support included</text:p>
                  </text:list-item>
                </text:list>
              </text:list-item>
              <text:list-item>
                <text:p>Also used GitHub's own client for complex file management</text:p>
              </text:list-item>
              <text:list-item>
                <text:p>Operating systems: Windows was found to be easier to program in, despite advice to the contrary</text:p>
                <text:list>
                  <text:list-item>
                    <text:p>Ubuntu was slower and required significant amounts of installation time and time spent looking up solu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oll</text:p>
              </text:list-item>
              <text:list-item>
                <text:p>Forum</text:p>
              </text:list-item>
              <text:list-item>
                <text:p>Admin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use-window-font-color="true" loext:opacity="0%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use-window-font-color="true" loext:opacity="0%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use-window-font-color="true" loext:opacity="0%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use-window-font-color="true" loext:opacity="0%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use-window-font-color="true" loext:opacity="0%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use-window-font-color="true" loext:opacity="0%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00" loext:opacity="100%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32.86</meta:creation-date>
    <meta:editing-duration>P6DT36M8S</meta:editing-duration>
    <meta:editing-cycles>44</meta:editing-cycles>
    <meta:generator>LibreOffice/7.1.4.2$Windows_X86_64 LibreOffice_project/a529a4fab45b75fefc5b6226684193eb000654f6</meta:generator>
    <dc:date>2024-11-14T16:38:04.190000000</dc:date>
    <meta:document-statistic meta:object-count="76"/>
  </office:meta>
</office:document-meta>
</file>